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Old Dog Systems - Home&lt;/title&gt;</text:p>
      <text:p text:style-name="Standard"><text:s text:c="4"/>&lt;!-- Google Fonts: Inter --&gt;</text:p>
      <text:p text:style-name="Standard"><text:s text:c="4"/>&lt;link href="https://fonts.googleapis.com/css2?family=Inter:wght@400;500;600;700&amp;display=swap" rel="stylesheet"&gt;</text:p>
      <text:p text:style-name="Standard"><text:s text:c="4"/>&lt;!-- Tailwind CSS CDN (v3.4.1) --&gt;</text:p>
      <text:p text:style-name="Standard"><text:s text:c="4"/>&lt;script src="https://cdn.tailwindcss.com/3.4.1"&gt;&lt;/script&gt;</text:p>
      <text:p text:style-name="Standard"><text:s text:c="4"/>&lt;!-- Custom Tailwind Config --&gt;</text:p>
      <text:p text:style-name="Standard"><text:s text:c="4"/>&lt;script&gt;</text:p>
      <text:p text:style-name="Standard"><text:s text:c="8"/>tailwind.config = {</text:p>
      <text:p text:style-name="Standard"><text:s text:c="12"/>theme: {</text:p>
      <text:p text:style-name="Standard"><text:s text:c="16"/>extend: {</text:p>
      <text:p text:style-name="Standard"><text:s text:c="20"/>fontFamily: {</text:p>
      <text:p text:style-name="Standard"><text:s text:c="24"/>sans: ['Inter', 'sans-serif'],</text:p>
      <text:p text:style-name="Standard"><text:s text:c="20"/>},</text:p>
      <text:p text:style-name="Standard"><text:s text:c="20"/>colors: {</text:p>
      <text:p text:style-name="Standard"><text:s text:c="24"/>'slate-900': '#0f172a',</text:p>
      <text:p text:style-name="Standard"><text:s text:c="24"/>'slate-800': '#1e293b',</text:p>
      <text:p text:style-name="Standard"><text:s text:c="24"/>'slate-700': '#334155',</text:p>
      <text:p text:style-name="Standard"><text:s text:c="24"/>'slate-600': '#475569',</text:p>
      <text:p text:style-name="Standard"><text:s text:c="24"/>'slate-200': '#e2e8f0',</text:p>
      <text:p text:style-name="Standard"><text:s text:c="24"/>'accent-blue': '#3b82f6',</text:p>
      <text:p text:style-name="Standard"><text:s text:c="20"/>},</text:p>
      <text:p text:style-name="Standard"><text:s text:c="16"/>},</text:p>
      <text:p text:style-name="Standard"><text:s text:c="12"/>},</text:p>
      <text:p text:style-name="Standard"><text:s text:c="8"/>};</text:p>
      <text:p text:style-name="Standard"><text:s text:c="4"/>&lt;/script&gt;</text:p>
      <text:p text:style-name="Standard"><text:s text:c="4"/>&lt;!-- Shared Styles --&gt;</text:p>
      <text:p text:style-name="Standard"><text:s text:c="4"/>&lt;style&gt;</text:p>
      <text:p text:style-name="Standard"><text:s text:c="8"/>:root {</text:p>
      <text:p text:style-name="Standard"><text:s text:c="12"/>--brand-name: "Old Dog Systems";</text:p>
      <text:p text:style-name="Standard"><text:s text:c="12"/>--bg-primary: #0f172a; /* slate-900 */</text:p>
      <text:p text:style-name="Standard"><text:s text:c="12"/>--bg-secondary: #1e293b; /* slate-800 */</text:p>
      <text:p text:style-name="Standard"><text:s text:c="12"/>--text-primary: #f1f5f9; /* slate-100 */</text:p>
      <text:p text:style-name="Standard"><text:s text:c="12"/>--text-secondary: #cbd5e1; /* slate-300 */</text:p>
      <text:p text:style-name="Standard"><text:s text:c="12"/>--accent-primary: #3b82f6; /* blue-500 */</text:p>
      <text:p text:style-name="Standard"><text:s text:c="12"/>--border-color: #334155; /* slate-700 */</text:p>
      <text:p text:style-name="Standard"><text:s text:c="8"/>}</text:p>
      <text:p text:style-name="Standard"><text:s text:c="8"/>body {</text:p>
      <text:p text:style-name="Standard"><text:s text:c="12"/>background-color: var(--bg-primary);</text:p>
      <text:p text:style-name="Standard"><text:s text:c="12"/>color: var(--text-primary);</text:p>
      <text:p text:style-name="Standard"><text:s text:c="12"/>font-family: 'Inter', sans-serif;</text:p>
      <text:p text:style-name="Standard"><text:s text:c="8"/>}</text:p>
      <text:p text:style-name="Standard"><text:s text:c="8"/>/* Glassmorphism effect */</text:p>
      <text:p text:style-name="Standard"><text:s text:c="8"/>.glass {</text:p>
      <text:p text:style-name="Standard"><text:s text:c="12"/>background: rgba(255, 255, 255, 0.05);</text:p>
      <text:p text:style-name="Standard"><text:s text:c="12"/>backdrop-filter: blur(10px);</text:p>
      <text:p text:style-name="Standard"><text:s text:c="12"/>border: 1px solid var(--border-color);</text:p>
      <text:p text:style-name="Standard"><text:soft-page-break/><text:s text:c="8"/>}</text:p>
      <text:p text:style-name="Standard"><text:s text:c="8"/>/* Subtle grid pattern */</text:p>
      <text:p text:style-name="Standard"><text:s text:c="8"/>.grid-bg {</text:p>
      <text:p text:style-name="Standard"><text:s text:c="12"/>background-image: linear-gradient(to right, var(--border-color) 1px, transparent 1px),</text:p>
      <text:p text:style-name="Standard"><text:s text:c="30"/>linear-gradient(to bottom, var(--border-color) 1px, transparent 1px);</text:p>
      <text:p text:style-name="Standard"><text:s text:c="12"/>background-size: 24px 24px;</text:p>
      <text:p text:style-name="Standard"><text:s text:c="8"/>}</text:p>
      <text:p text:style-name="Standard"><text:s text:c="4"/>&lt;/style&gt;</text:p>
      <text:p text:style-name="Standard"><text:s text:c="4"/>&lt;!-- Config JS for Brand Name (configurable) --&gt;</text:p>
      <text:p text:style-name="Standard"><text:s text:c="4"/>&lt;script src="config.js"&gt;&lt;/script&gt;</text:p>
      <text:p text:style-name="Standard"><text:s text:c="4"/>&lt;script&gt;</text:p>
      <text:p text:style-name="Standard"><text:s text:c="8"/>document.addEventListener('DOMContentLoaded', () =&gt; {</text:p>
      <text:p text:style-name="Standard"><text:s text:c="12"/>document.querySelectorAll('.brand-name').forEach(el =&gt; {</text:p>
      <text:p text:style-name="Standard"><text:s text:c="16"/>el.textContent = BRAND_NAME;</text:p>
      <text:p text:style-name="Standard"><text:s text:c="12"/>});</text:p>
      <text:p text:style-name="Standard"><text:s text:c="8"/>});</text:p>
      <text:p text:style-name="Standard"><text:s text:c="4"/>&lt;/script&gt;</text:p>
      <text:p text:style-name="Standard">&lt;/head&gt;</text:p>
      <text:p text:style-name="Standard">&lt;body class="min-h-screen flex flex-col"&gt;</text:p>
      <text:p text:style-name="Standard"><text:s text:c="4"/>&lt;!-- Navigation --&gt;</text:p>
      <text:p text:style-name="Standard"><text:s text:c="4"/>&lt;nav class="bg-[var(--bg-secondary)] border-b border-[var(--border-color)] sticky top-0 z-50"&gt;</text:p>
      <text:p text:style-name="Standard"><text:s text:c="8"/>&lt;div class="max-w-7xl mx-auto px-4 sm:px-6 lg:px-8"&gt;</text:p>
      <text:p text:style-name="Standard"><text:s text:c="12"/>&lt;div class="flex justify-between h-16"&gt;</text:p>
      <text:p text:style-name="Standard"><text:s text:c="16"/>&lt;div class="flex items-center"&gt;</text:p>
      <text:p text:style-name="Standard"><text:s text:c="20"/>&lt;a href="index.html" class="text-xl font-bold brand-name"&gt;Old Dog Systems&lt;/a&gt;</text:p>
      <text:p text:style-name="Standard"><text:s text:c="16"/>&lt;/div&gt;</text:p>
      <text:p text:style-name="Standard"><text:s text:c="16"/>&lt;div class="hidden md:flex items-center space-x-8"&gt;</text:p>
      <text:p text:style-name="Standard"><text:s text:c="20"/>&lt;div class="relative group"&gt;</text:p>
      <text:p text:style-name="Standard"><text:s text:c="24"/>&lt;a href="media.html" class="text-[var(--text-secondary)] hover:text-[var(--text-primary)]"&gt;Media&lt;/a&gt;</text:p>
      <text:p text:style-name="Standard"><text:s text:c="24"/>&lt;!-- Mega Menu for Media --&gt;</text:p>
      <text:p text:style-name="Standard"><text:s text:c="24"/>&lt;div class="absolute left-0 mt-2 w-96 hidden group-hover:block bg-[var(--bg-secondary)] glass rounded-lg shadow-lg p-4"&gt;</text:p>
      <text:p text:style-name="Standard"><text:s text:c="28"/>&lt;div class="grid grid-cols-2 gap-4"&gt;</text:p>
      <text:p text:style-name="Standard"><text:s text:c="32"/>&lt;a href="media.html#business-on-purpose" class="block p-2 hover:bg-[var(--border-color)] rounded"&gt;Business on Purpose&lt;/a&gt;</text:p>
      <text:p text:style-name="Standard"><text:s text:c="32"/>&lt;a href="media.html#when-life-bites" class="block p-2 hover:bg-[var(--border-color)] rounded"&gt;When Life Bites&lt;/a&gt;</text:p>
      <text:p text:style-name="Standard"><text:s text:c="28"/>&lt;/div&gt;</text:p>
      <text:p text:style-name="Standard"><text:s text:c="24"/>&lt;/div&gt;</text:p>
      <text:p text:style-name="Standard"><text:s text:c="20"/>&lt;/div&gt;</text:p>
      <text:p text:style-name="Standard"><text:s text:c="20"/>&lt;div class="relative group"&gt;</text:p>
      <text:p text:style-name="Standard"><text:s text:c="24"/>&lt;a href="studio.html" class="text-[var(--text-secondary)] hover:text-[var(--text-primary)]"&gt;Software&lt;/a&gt;</text:p>
      <text:p text:style-name="Standard"><text:s text:c="24"/>&lt;!-- Mega Menu for Software --&gt;</text:p>
      <text:p text:style-name="Standard"><text:s text:c="24"/>&lt;div class="absolute left-0 mt-2 w-96 hidden group-hover:block bg-[var(--bg-secondary)] glass rounded-lg shadow-lg p-4"&gt;</text:p>
      <text:p text:style-name="Standard"><text:s text:c="28"/>&lt;a href="studio.html" class="block p-2 hover:bg-[var(--border-color)] rounded"&gt;Rough Diamond Studio&lt;/a&gt;</text:p>
      <text:p text:style-name="Standard"><text:s text:c="24"/>&lt;/div&gt;</text:p>
      <text:p text:style-name="Standard"><text:s text:c="20"/>&lt;/div&gt;</text:p>
      <text:p text:style-name="Standard"><text:soft-page-break/><text:s text:c="20"/>&lt;a href="shop.html" class="text-[var(--text-secondary)] hover:text-[var(--text-primary)]"&gt;Shop&lt;/a&gt;</text:p>
      <text:p text:style-name="Standard"><text:s text:c="20"/>&lt;a href="contact.html" class="text-[var(--text-secondary)] hover:text-[var(--text-primary)]"&gt;Contact&lt;/a&gt;</text:p>
      <text:p text:style-name="Standard"><text:s text:c="16"/>&lt;/div&gt;</text:p>
      <text:p text:style-name="Standard"><text:s text:c="16"/>&lt;!-- Mobile Menu (Hamburger) --&gt;</text:p>
      <text:p text:style-name="Standard"><text:s text:c="16"/>&lt;div class="md:hidden flex items-center"&gt;</text:p>
      <text:p text:style-name="Standard"><text:s text:c="20"/>&lt;button id="mobile-menu-btn" class="text-[var(--text-secondary)]"&gt;</text:p>
      <text:p text:style-name="Standard"><text:s text:c="24"/>&lt;!-- Hamburger Icon --&gt;</text:p>
      <text:p text:style-name="Standard"><text:s text:c="24"/>&lt;svg class="h-6 w-6" fill="none" viewBox="0 0 24 24" stroke="currentColor"&gt;</text:p>
      <text:p text:style-name="Standard"><text:s text:c="28"/>&lt;path stroke-linecap="round" stroke-linejoin="round" stroke-width="2" d="M4 6h16M4 12h16M4 18h16" /&gt;</text:p>
      <text:p text:style-name="Standard"><text:s text:c="24"/>&lt;/svg&gt;</text:p>
      <text:p text:style-name="Standard"><text:s text:c="20"/>&lt;/button&gt;</text:p>
      <text:p text:style-name="Standard"><text:s text:c="16"/>&lt;/div&gt;</text:p>
      <text:p text:style-name="Standard"><text:s text:c="12"/>&lt;/div&gt;</text:p>
      <text:p text:style-name="Standard"><text:s text:c="8"/>&lt;/div&gt;</text:p>
      <text:p text:style-name="Standard"><text:s text:c="8"/>&lt;!-- Mobile Menu Dropdown --&gt;</text:p>
      <text:p text:style-name="Standard"><text:s text:c="8"/>&lt;div id="mobile-menu" class="hidden md:hidden bg-[var(--bg-secondary)] px-4 py-2"&gt;</text:p>
      <text:p text:style-name="Standard"><text:s text:c="12"/>&lt;a href="media.html" class="block py-2"&gt;Media&lt;/a&gt;</text:p>
      <text:p text:style-name="Standard"><text:s text:c="12"/>&lt;a href="studio.html" class="block py-2"&gt;Software&lt;/a&gt;</text:p>
      <text:p text:style-name="Standard"><text:s text:c="12"/>&lt;a href="shop.html" class="block py-2"&gt;Shop&lt;/a&gt;</text:p>
      <text:p text:style-name="Standard"><text:s text:c="12"/>&lt;a href="contact.html" class="block py-2"&gt;Contact&lt;/a&gt;</text:p>
      <text:p text:style-name="Standard"><text:s text:c="8"/>&lt;/div&gt;</text:p>
      <text:p text:style-name="Standard"><text:s text:c="4"/>&lt;/nav&gt;</text:p>
      <text:p text:style-name="Standard"/>
      <text:p text:style-name="Standard"><text:s text:c="4"/>&lt;!-- Hero Section --&gt;</text:p>
      <text:p text:style-name="Standard"><text:s text:c="4"/>&lt;header class="flex-grow grid-bg py-20"&gt;</text:p>
      <text:p text:style-name="Standard"><text:s text:c="8"/>&lt;div class="max-w-7xl mx-auto px-4 sm:px-6 lg:px-8 text-center"&gt;</text:p>
      <text:p text:style-name="Standard"><text:s text:c="12"/>&lt;h1 class="text-5xl font-bold mb-4 brand-name"&gt;Old Dog Systems&lt;/h1&gt;</text:p>
      <text:p text:style-name="Standard"><text:s text:c="12"/>&lt;p class="text-2xl text-[var(--text-secondary)] mb-8"&gt;Bridging Media &amp; Modular Business Systems&lt;/p&gt;</text:p>
      <text:p text:style-name="Standard"><text:s text:c="12"/>&lt;a href="studio.html" class="bg-[var(--accent-primary)] text-white px-6 py-3 rounded-md font-medium hover:bg-blue-600"&gt;Explore Rough Diamond Studio&lt;/a&gt;</text:p>
      <text:p text:style-name="Standard"><text:s text:c="8"/>&lt;/div&gt;</text:p>
      <text:p text:style-name="Standard"><text:s text:c="4"/>&lt;/header&gt;</text:p>
      <text:p text:style-name="Standard"/>
      <text:p text:style-name="Standard"><text:s text:c="4"/>&lt;!-- Footer (Simple for now) --&gt;</text:p>
      <text:p text:style-name="Standard"><text:s text:c="4"/>&lt;footer class="bg-[var(--bg-secondary)] py-4 mt-auto"&gt;</text:p>
      <text:p text:style-name="Standard"><text:s text:c="8"/>&lt;div class="max-w-7xl mx-auto px-4 text-center text-[var(--text-secondary)]"&gt;</text:p>
      <text:p text:style-name="Standard"><text:s text:c="12"/>&amp;copy; 2025 &lt;span class="brand-name"&gt;Old Dog Systems&lt;/span&gt;. All rights reserved.</text:p>
      <text:p text:style-name="Standard"><text:s text:c="8"/>&lt;/div&gt;</text:p>
      <text:p text:style-name="Standard"><text:s text:c="4"/>&lt;/footer&gt;</text:p>
      <text:p text:style-name="Standard"/>
      <text:p text:style-name="Standard"><text:s text:c="4"/>&lt;!-- Mobile Menu Script --&gt;</text:p>
      <text:p text:style-name="Standard"><text:s text:c="4"/>&lt;script&gt;</text:p>
      <text:p text:style-name="Standard"><text:s text:c="8"/>const mobileBtn = document.getElementById('mobile-menu-btn');</text:p>
      <text:p text:style-name="Standard"><text:s text:c="8"/>const mobileMenu = document.getElementById('mobile-menu');</text:p>
      <text:p text:style-name="Standard"><text:s text:c="8"/>mobileBtn.addEventListener('click', () =&gt; {</text:p>
      <text:p text:style-name="Standard"><text:s text:c="12"/>mobileMenu.classList.toggle('hidden');</text:p>
      <text:p text:style-name="Standard"><text:s text:c="8"/>});</text:p>
      <text:p text:style-name="Standard"><text:s text:c="4"/>&lt;/script&gt;</text:p>
      <text:p text:style-name="Standard"><text:soft-page-break/>&lt;/body&gt;</text:p>
      <text:p text:style-name="Standard">&lt;/html&gt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0T11:02:09.931127869</meta:creation-date>
    <dc:date>2025-12-30T11:02:51.418889788</dc:date>
    <meta:editing-duration>PT42S</meta:editing-duration>
    <meta:editing-cycles>1</meta:editing-cycles>
    <meta:document-statistic meta:table-count="0" meta:image-count="0" meta:object-count="0" meta:page-count="4" meta:paragraph-count="141" meta:word-count="533" meta:character-count="6710" meta:non-whitespace-character-count="4615"/>
    <meta:generator>LibreOffice/25.8.4.2$Linux_X86_64 LibreOffice_project/580$Build-2</meta:generator>
  </office:meta>
</office:document-meta>
</file>